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8.767cm" fo:min-width="9.787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3.433cm" fo:min-width="9.279cm"/>
    </style:style>
    <style:style style:name="gr3" style:family="graphic" style:parent-style-name="standard">
      <style:graphic-properties svg:stroke-color="#999999" draw:fill-color="#b2b2b2" draw:textarea-horizontal-align="justify" draw:textarea-vertical-align="middle" draw:auto-grow-height="false" fo:min-height="3.433cm" fo:min-width="9.02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56cm" fo:min-width="9.0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7" style:family="graphic" style:parent-style-name="standard">
      <style:graphic-properties draw:fill-color="#ffffff" draw:textarea-vertical-align="middle" draw:auto-grow-height="false" fo:min-height="2.036cm" fo:min-width="1.65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04cm" fo:min-width="0.8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07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4.70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74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9.017cm" svg:x="4.556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779cm" svg:height="3.683cm" svg:x="4.683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525cm" svg:height="3.683cm" svg:x="4.937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9.525cm" svg:height="3.81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2.413cm" svg:x="5.699cm" svg:y="3.032cm">
          <text:p text:style-name="P4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5.953cm" svg:y="11.795cm">
          <text:p text:style-name="P4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10.652cm" svg:y="11.795cm">
          <text:p text:style-name="P4">Intu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3.048cm" svg:height="2.413cm" svg:x="5.699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048cm" svg:height="2.413cm" svg:x="5.95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3.048cm" svg:height="2.413cm" svg:x="6.207cm" svg:y="7.35cm">
            <text:p text:style-name="P4">Algorith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3.048cm" svg:height="2.413cm" svg:x="10.144cm" svg:y="7.35cm">
          <text:p text:style-name="P4">Ver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159cm" svg:height="2.286cm" draw:transform="skewX (-0.0146607657167524) translate (8.62cm 9.63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draw:layer="layout" svg:width="1.651cm" svg:height="0.508cm" svg:x="9.001cm" svg:y="12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0.508cm" svg:height="1.778cm" svg:x="7.096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5.207cm" svg:height="1.397cm" svg:x="7.223cm" svg:y="16.113cm">
          <text:p text:style-name="P4">Story Problem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2.54cm" svg:x="9.509cm" svg:y="13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6" draw:layer="layout" draw:line-skew="0.135cm" svg:x1="14.462cm" svg:y1="3.984cm" svg:x2="14.462cm" svg:y2="8.683cm" draw:start-shape="id1" draw:start-glue-point="1" draw:end-shape="id2" svg:d="M14462 3984h635v4699h-635" svg:viewBox="0 0 636 4700">
          <text:p/>
        </draw:connector>
        <draw:connector draw:style-name="gr12" draw:text-style-name="P6" draw:layer="layout" svg:x1="4.683cm" svg:y1="3.984cm" svg:x2="4.81cm" svg:y2="12.938cm" draw:start-shape="id1" draw:start-glue-point="3" draw:end-shape="id3" svg:d="M4683 3984h-502v8954h629" svg:viewBox="0 0 630 8955">
          <text:p/>
        </draw:connector>
        <draw:connector draw:style-name="gr12" draw:text-style-name="P6" draw:layer="layout" draw:line-skew="0.135cm" svg:x1="14.462cm" svg:y1="8.683cm" svg:x2="14.335cm" svg:y2="12.938cm" draw:start-shape="id2" draw:start-glue-point="1" draw:end-shape="id3" svg:d="M14462 8683h635v4255h-762" svg:viewBox="0 0 763 4256">
          <text:p/>
        </draw:connector>
        <draw:custom-shape draw:style-name="gr5" draw:text-style-name="P5" draw:layer="layout" svg:width="3.048cm" svg:height="2.413cm" svg:x="10.144cm" svg:y="3.032cm">
          <text:p text:style-name="P4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1.778cm" svg:x="11.414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0:53:45.932856441</meta:creation-date>
    <meta:editing-duration>PT10M50S</meta:editing-duration>
    <meta:editing-cycles>3</meta:editing-cycles>
    <meta:generator>LibreOffice/6.0.3.2$Linux_X86_64 LibreOffice_project/00m0$Build-2</meta:generator>
    <dc:date>2018-10-20T15:13:37.312779181</dc:date>
    <meta:document-statistic meta:object-count="22"/>
  </office:meta>
</office:document-meta>
</file>